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Linux Libertine Slanted" svg:font-family="'Linux Libertine Slant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5baa3"/>
    </style:style>
    <style:style style:name="P2" style:family="paragraph" style:parent-style-name="Heading_20_1">
      <style:text-properties officeooo:paragraph-rsid="00197a0c"/>
    </style:style>
    <style:style style:name="P3" style:family="paragraph" style:parent-style-name="Heading_20_1">
      <style:text-properties officeooo:paragraph-rsid="001bf1db"/>
    </style:style>
    <style:style style:name="P4" style:family="paragraph" style:parent-style-name="Heading_20_1">
      <style:text-properties officeooo:paragraph-rsid="00200e16"/>
    </style:style>
    <style:style style:name="P5" style:family="paragraph" style:parent-style-name="Standard">
      <style:text-properties officeooo:paragraph-rsid="000c280a"/>
    </style:style>
    <style:style style:name="P6" style:family="paragraph" style:parent-style-name="Standard">
      <style:paragraph-properties fo:text-align="center" style:justify-single-word="false"/>
      <style:text-properties officeooo:paragraph-rsid="000c280a"/>
    </style:style>
    <style:style style:name="P7" style:family="paragraph" style:parent-style-name="Standard">
      <style:paragraph-properties fo:text-align="center" style:justify-single-word="false"/>
      <style:text-properties officeooo:paragraph-rsid="000e7455"/>
    </style:style>
    <style:style style:name="P8" style:family="paragraph" style:parent-style-name="Standard">
      <style:text-properties fo:font-style="italic" officeooo:paragraph-rsid="000fcc52" style:font-style-asian="italic" style:font-style-complex="italic"/>
    </style:style>
    <style:style style:name="P9" style:family="paragraph" style:parent-style-name="Standard">
      <style:text-properties fo:font-style="italic" officeooo:paragraph-rsid="000ff82e" style:font-style-asian="italic" style:font-style-complex="italic"/>
    </style:style>
    <style:style style:name="P10" style:family="paragraph" style:parent-style-name="Standard">
      <style:text-properties fo:font-style="italic" officeooo:paragraph-rsid="0019ea74" style:font-style-asian="italic" style:font-style-complex="italic"/>
    </style:style>
    <style:style style:name="P11" style:family="paragraph" style:parent-style-name="Standard">
      <style:text-properties fo:font-style="italic" officeooo:paragraph-rsid="001bf1db" style:font-style-asian="italic" style:font-style-complex="italic"/>
    </style:style>
    <style:style style:name="P12" style:family="paragraph" style:parent-style-name="Standard">
      <style:text-properties fo:font-style="italic" officeooo:paragraph-rsid="001c00c3" style:font-style-asian="italic" style:font-style-complex="italic"/>
    </style:style>
    <style:style style:name="P13" style:family="paragraph" style:parent-style-name="Standard">
      <style:text-properties fo:font-style="italic" officeooo:paragraph-rsid="00200e16" style:font-style-asian="italic" style:font-style-complex="italic"/>
    </style:style>
    <style:style style:name="P14" style:family="paragraph" style:parent-style-name="Standard">
      <style:text-properties fo:font-style="normal" officeooo:paragraph-rsid="0015baa3" style:font-style-asian="normal" style:font-style-complex="normal"/>
    </style:style>
    <style:style style:name="P15" style:family="paragraph" style:parent-style-name="Standard">
      <style:text-properties fo:font-style="normal" officeooo:paragraph-rsid="00172f71" style:font-style-asian="normal" style:font-style-complex="normal"/>
    </style:style>
    <style:style style:name="P16" style:family="paragraph" style:parent-style-name="Standard">
      <style:text-properties style:font-name="DejaVu Sans Light" fo:font-style="normal" fo:font-weight="normal" officeooo:rsid="000ff82e" officeooo:paragraph-rsid="0011c190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DejaVu Sans Light" fo:font-style="normal" fo:font-weight="normal" officeooo:rsid="000ff82e" officeooo:paragraph-rsid="0014092e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DejaVu Sans Light" fo:font-style="normal" fo:font-weight="normal" officeooo:rsid="000ff82e" officeooo:paragraph-rsid="00172f71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DejaVu Sans Light" fo:font-style="normal" fo:font-weight="normal" officeooo:rsid="000ff82e" officeooo:paragraph-rsid="00197a0c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DejaVu Sans Light" fo:font-style="normal" fo:font-weight="normal" officeooo:rsid="000ff82e" officeooo:paragraph-rsid="001bf1db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DejaVu Sans Light" fo:font-style="normal" fo:font-weight="normal" officeooo:rsid="000ff82e" officeooo:paragraph-rsid="0020ca1a" style:font-style-asian="normal" style:font-weight-asian="normal" style:font-style-complex="normal" style:font-weight-complex="normal"/>
    </style:style>
    <style:style style:name="P22" style:family="paragraph" style:parent-style-name="Input">
      <style:text-properties officeooo:paragraph-rsid="0019f921"/>
    </style:style>
    <style:style style:name="P23" style:family="paragraph" style:parent-style-name="Input">
      <style:text-properties officeooo:paragraph-rsid="001bf1db"/>
    </style:style>
    <style:style style:name="P24" style:family="paragraph" style:parent-style-name="Input">
      <style:text-properties officeooo:paragraph-rsid="00200e16"/>
    </style:style>
    <style:style style:name="P25" style:family="paragraph" style:parent-style-name="Input">
      <style:text-properties officeooo:paragraph-rsid="00221f98"/>
    </style:style>
    <style:style style:name="P26" style:family="paragraph" style:parent-style-name="output">
      <style:text-properties officeooo:paragraph-rsid="00197a0c"/>
    </style:style>
    <style:style style:name="P27" style:family="paragraph" style:parent-style-name="output">
      <style:text-properties officeooo:paragraph-rsid="0019ea74"/>
    </style:style>
    <style:style style:name="P28" style:family="paragraph" style:parent-style-name="output">
      <style:text-properties officeooo:paragraph-rsid="001bf1db"/>
    </style:style>
    <style:style style:name="P29" style:family="paragraph" style:parent-style-name="output">
      <style:text-properties officeooo:paragraph-rsid="001c00c3"/>
    </style:style>
    <style:style style:name="P30" style:family="paragraph" style:parent-style-name="output">
      <style:text-properties officeooo:paragraph-rsid="001d7e8f"/>
    </style:style>
    <style:style style:name="P31" style:family="paragraph" style:parent-style-name="output">
      <style:text-properties officeooo:paragraph-rsid="00200e16"/>
    </style:style>
    <style:style style:name="P32" style:family="paragraph" style:parent-style-name="output">
      <style:text-properties officeooo:paragraph-rsid="00243b9b"/>
    </style:style>
    <style:style style:name="T1" style:family="text">
      <style:text-properties officeooo:rsid="000c280a"/>
    </style:style>
    <style:style style:name="T2" style:family="text">
      <style:text-properties officeooo:rsid="000e7455"/>
    </style:style>
    <style:style style:name="T3" style:family="text">
      <style:text-properties style:font-name="Times New Roman1" officeooo:rsid="000fcc52"/>
    </style:style>
    <style:style style:name="T4" style:family="text">
      <style:text-properties style:font-name="Times New Roman1" officeooo:rsid="000ff82e"/>
    </style:style>
    <style:style style:name="T5" style:family="text">
      <style:text-properties style:font-name="Times New Roman1" officeooo:rsid="001235e6"/>
    </style:style>
    <style:style style:name="T6" style:family="text">
      <style:text-properties style:font-name="Times New Roman1" officeooo:rsid="0016470d"/>
    </style:style>
    <style:style style:name="T7" style:family="text">
      <style:text-properties style:font-name="Times New Roman1" officeooo:rsid="00172f71"/>
    </style:style>
    <style:style style:name="T8" style:family="text">
      <style:text-properties style:font-name="Times New Roman1" officeooo:rsid="00197a0c"/>
    </style:style>
    <style:style style:name="T9" style:family="text">
      <style:text-properties style:font-name="Times New Roman1" officeooo:rsid="0019ea74"/>
    </style:style>
    <style:style style:name="T10" style:family="text">
      <style:text-properties style:font-name="Times New Roman1" officeooo:rsid="0019f921"/>
    </style:style>
    <style:style style:name="T11" style:family="text">
      <style:text-properties style:font-name="Times New Roman1" officeooo:rsid="001bf1db"/>
    </style:style>
    <style:style style:name="T12" style:family="text">
      <style:text-properties style:font-name="Times New Roman1" officeooo:rsid="001c00c3"/>
    </style:style>
    <style:style style:name="T13" style:family="text">
      <style:text-properties style:font-name="Times New Roman1" officeooo:rsid="001d7e8f"/>
    </style:style>
    <style:style style:name="T14" style:family="text">
      <style:text-properties style:font-name="Times New Roman1" officeooo:rsid="00200e16"/>
    </style:style>
    <style:style style:name="T15" style:family="text">
      <style:text-properties officeooo:rsid="000ff82e"/>
    </style:style>
    <style:style style:name="T16" style:family="text">
      <style:text-properties officeooo:rsid="0011c190"/>
    </style:style>
    <style:style style:name="T17" style:family="text">
      <style:text-properties officeooo:rsid="001235e6"/>
    </style:style>
    <style:style style:name="T18" style:family="text">
      <style:text-properties officeooo:rsid="0014092e"/>
    </style:style>
    <style:style style:name="T19" style:family="text">
      <style:text-properties officeooo:rsid="0019ea74"/>
    </style:style>
    <style:style style:name="T20" style:family="text">
      <style:text-properties officeooo:rsid="0019f921"/>
    </style:style>
    <style:style style:name="T21" style:family="text">
      <style:text-properties officeooo:rsid="001bf1db"/>
    </style:style>
    <style:style style:name="T22" style:family="text">
      <style:text-properties officeooo:rsid="001c00c3"/>
    </style:style>
    <style:style style:name="T23" style:family="text">
      <style:text-properties officeooo:rsid="001d7e8f"/>
    </style:style>
    <style:style style:name="T24" style:family="text">
      <style:text-properties officeooo:rsid="001e6b40"/>
    </style:style>
    <style:style style:name="T25" style:family="text">
      <style:text-properties officeooo:rsid="0020ca1a"/>
    </style:style>
    <style:style style:name="T26" style:family="text">
      <style:text-properties style:font-name="DejaVu Sans Light" fo:font-style="normal" fo:font-weight="normal" officeooo:rsid="0011c190" style:font-style-asian="normal" style:font-weight-asian="normal" style:font-style-complex="normal" style:font-weight-complex="normal"/>
    </style:style>
    <style:style style:name="T27" style:family="text">
      <style:text-properties style:font-name="DejaVu Sans Light" fo:font-style="normal" fo:font-weight="normal" officeooo:rsid="0019f921" style:font-style-asian="normal" style:font-weight-asian="normal" style:font-style-complex="normal" style:font-weight-complex="normal"/>
    </style:style>
    <style:style style:name="T28" style:family="text">
      <style:text-properties officeooo:rsid="00221f98"/>
    </style:style>
    <style:style style:name="T29" style:family="text">
      <style:text-properties officeooo:rsid="002367a6"/>
    </style:style>
    <style:style style:name="T30" style:family="text">
      <style:text-properties officeooo:rsid="00243b9b"/>
    </style:style>
    <style:style style:name="Sect1" style:family="section">
      <style:section-properties text:dont-balance-text-columns="false" style:editable="false">
        <style:columns fo:column-count="3">
          <style:column style:rel-width="1498*" fo:start-indent="0in" fo:end-indent="0.0189in"/>
          <style:column style:rel-width="6498*" fo:start-indent="0.0189in" fo:end-indent="0.0382in"/>
          <style:column style:rel-width="1642*" fo:start-indent="0.0382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5">Problem 2.7a:</text:span></text:h>
      <text:p text:style-name="P9"><text:span text:style-name="T4">Sample length:</text:span></text:p>
      <text:p text:style-name="output"><text:span text:style-name="T15"><text:tab/>&gt;&gt;n = -10:10;</text:span></text:p>
      <text:p text:style-name="P8"><text:span text:style-name="T3">h[n] = 2δ[n+1] – 2δ[n-1]</text:span></text:p>
      <text:p text:style-name="output"><text:tab/>&gt;&gt; h = 2*(n == -1) - 2*(n == 1);</text:p>
      <text:p text:style-name="Input"><text:span text:style-name="T3">x[n] = δ[n] + δ[n-2]</text:span></text:p>
      <text:p text:style-name="output"><text:tab/>&gt;&gt; x = (n == 0) + (n == 2);</text:p>
      <text:p text:style-name="Input"><text:span text:style-name="T16">y[n] = x[n] * h[n]</text:span></text:p>
      <text:p text:style-name="P16"><text:span text:style-name="T16"><text:tab/>&gt;&gt; y = conv(h,x);</text:span></text:p>
      <text:p text:style-name="Input"><text:span text:style-name="T16">Set up the new length for the convolved function</text:span></text:p>
      <text:p text:style-name="P16"><text:span text:style-name="T16"><text:tab/>&gt;&gt; ny = 2*n(1):2*n(end);</text:span></text:p>
      <text:p text:style-name="Input"><text:span text:style-name="T16">Plot </text:span><text:span text:style-name="T17">the new vector y</text:span></text:p>
      <text:p text:style-name="P16"><text:span text:style-name="T16"><text:tab/>&gt;&gt; stem(ny,y)</text:span></text:p>
      <text:p text:style-name="Input"><text:span text:style-name="T18">Insert graph info</text:span></text:p>
      <text:p text:style-name="P17"><text:span text:style-name="T18"><text:tab/>&gt;&gt; title('title');</text:span></text:p>
      <text:p text:style-name="P17"><text:span text:style-name="T18"><text:tab/>&gt;&gt; xlabel('x');</text:span></text:p>
      <text:p text:style-name="P17"><text:span text:style-name="T18"><text:tab/>&gt;&gt; ylabel('y');</text:span></text:p>
      <text:p text:style-name="P16"><text:span text:style-name="T16"/></text:p>
      <text:h text:style-name="P1" text:outline-level="1"><text:span text:style-name="T5">Problem 2.7</text:span><text:span text:style-name="T6">b</text:span><text:span text:style-name="T5">:</text:span></text:h>
      <text:p text:style-name="P14"><text:span text:style-name="T6">In this Problem you consider two finite length sequences and </text:span><text:span text:style-name="T7">check with the length of y[n] =(M + N -1) </text:span></text:p>
      <text:p text:style-name="P15"><text:span text:style-name="T7">In this </text:span><text:span text:style-name="T8">section</text:span><text:span text:style-name="T7"> you have to prove that both sequences h[n] and x[n] with h length be a to b and x from c to d. </text:span></text:p>
      <text:p text:style-name="P15"><text:span text:style-name="T7"/></text:p>
      <text:p text:style-name="P15"><text:span text:style-name="T7">When you </text:span><text:span text:style-name="T8">analyse</text:span><text:span text:style-name="T7"> the conv function you notice that the only compute up to Nx + Nh -1 samples so the output of the new converged function y[n] will have a length of number of h and x together minus 1. since both have a variable length of h:a-b and x:c-d we can see that the new n length is from (a+c) to (b+d) which turns out to be both length added together minus 1.</text:span></text:p>
      <text:p text:style-name="P18"><text:span text:style-name="T16"/></text:p>
      <text:h text:style-name="P2" text:outline-level="1"><text:span text:style-name="T5">Problem 2.7</text:span><text:span text:style-name="T8">c</text:span><text:span text:style-name="T5">:</text:span></text:h>
      <text:p text:style-name="P10"><text:span text:style-name="T9">Book given values</text:span></text:p>
      <text:p text:style-name="P27"><text:span text:style-name="T15"><text:tab/>&gt;&gt; </text:span><text:span text:style-name="T19">a = 0;</text:span></text:p>
      <text:p text:style-name="P27"><text:span text:style-name="T19"><text:tab/>&gt;&gt; b = 24;</text:span></text:p>
      <text:p text:style-name="P27"><text:span text:style-name="T19"><text:tab/>&gt;&gt; c = -2;</text:span></text:p>
      <text:p text:style-name="P27"><text:span text:style-name="T19"><text:tab/>&gt;&gt; d = 14;</text:span><text:span text:style-name="T15">;</text:span></text:p>
      <text:p text:style-name="P27"><text:span text:style-name="T15"><text:tab/></text:span><text:span text:style-name="T19">&gt;&gt; nx = [a:b];</text:span></text:p>
      <text:p text:style-name="P27"><text:span text:style-name="T19"><text:tab/>&gt;&gt; nh = [c:d];</text:span></text:p>
      <text:p text:style-name="P10"><text:span text:style-name="T9">Calculate: x[n] = (1/2)^(n-2) u [n-2]</text:span></text:p>
      <text:p text:style-name="P27"><text:tab/>&gt;&gt; <text:span text:style-name="T19">x = (1/2).^(nx - 2) .* ((nx-2) &gt;= 0);</text:span></text:p>
      <text:p text:style-name="P22"><text:span text:style-name="T10">Calculate h[n] = u[n+2]</text:span></text:p>
      <text:p text:style-name="P26"><text:tab/>&gt;&gt; <text:span text:style-name="T20">h = ((nx+2) &gt;=0);</text:span></text:p>
      <text:p text:style-name="P22"><text:span text:style-name="T20">Find the convolution:</text:span></text:p>
      <text:p text:style-name="P19"><text:span text:style-name="T16"><text:tab/>&gt;&gt; y = conv(h,x);</text:span></text:p>
      <text:p text:style-name="P19"><text:span text:style-name="T16"><text:tab/></text:span><text:span text:style-name="T20">&gt;&gt; ny = (a+c):(b+d);</text:span></text:p>
      <text:p text:style-name="P23"><text:span text:style-name="T21">Plot the values of y[n]</text:span></text:p>
      <text:h text:style-name="P3" text:outline-level="1"><text:soft-page-break/><text:span text:style-name="T5">Problem 2.7</text:span><text:span text:style-name="T11">d</text:span><text:span text:style-name="T5">:</text:span></text:h>
      <text:p text:style-name="P11"><text:span text:style-name="T9">Book given values</text:span></text:p>
      <text:p text:style-name="P28"><text:span text:style-name="T15"><text:tab/>&gt;&gt; </text:span><text:span text:style-name="T22">n</text:span><text:span text:style-name="T19"> = </text:span><text:span text:style-name="T22">[0:99]</text:span><text:span text:style-name="T19">; %</text:span><text:span text:style-name="T22">100 values</text:span></text:p>
      <text:p text:style-name="P12"><text:span text:style-name="T9">Calculate: x[n] = </text:span><text:span text:style-name="T12">cos(n^2)*sin(2*pi*n/5)*u[n]</text:span></text:p>
      <text:p text:style-name="P29"><text:tab/>&gt;&gt; <text:span text:style-name="T22">x = cos(n.^2).*sin(2*pi.*n/5).*(n &gt;=0)</text:span></text:p>
      <text:p text:style-name="P23"><text:span text:style-name="T10">Calculate h[n] = </text:span><text:span text:style-name="T13">(0.9)^n * (u[n] - u[n-10])</text:span></text:p>
      <text:p text:style-name="P30"><text:tab/>&gt;&gt; <text:span text:style-name="T23">h = (0.9).^(n) .*((n&gt;=0) - ((n-10)&gt;=0));</text:span></text:p>
      <text:p text:style-name="P23"><text:span text:style-name="T20">Find the convolution:</text:span></text:p>
      <text:p text:style-name="P20"><text:span text:style-name="T16"><text:tab/>&gt;&gt; y = conv(h,x);</text:span></text:p>
      <text:p text:style-name="P20"><text:span text:style-name="T16"><text:tab/></text:span><text:span text:style-name="T20">&gt;&gt; ny = </text:span><text:span text:style-name="T24">n(1)*2</text:span><text:span text:style-name="T20">:</text:span><text:span text:style-name="T24">n(end)*2</text:span><text:span text:style-name="T20">;</text:span></text:p>
      <text:p text:style-name="Input"><text:span text:style-name="T21">Plot the values of y[n]</text:span></text:p>
      <text:p text:style-name="output"><text:span text:style-name="T21"><text:tab/></text:span><text:span text:style-name="T24">&gt;&gt; stem(ny,y)</text:span></text:p>
      <text:p text:style-name="output"><text:span text:style-name="T24"/></text:p>
      <text:h text:style-name="P4" text:outline-level="1"><text:span text:style-name="T5">Problem 2.7</text:span><text:span text:style-name="T14">e</text:span><text:span text:style-name="T5">:</text:span></text:h>
      <text:p text:style-name="P13"><text:span text:style-name="T9">Book given values</text:span></text:p>
      <text:p text:style-name="P31"><text:span text:style-name="T15"><text:tab/></text:span><text:span text:style-name="T25">&gt;&gt; Length = 50;</text:span></text:p>
      <text:p text:style-name="P31"><text:span text:style-name="T15"><text:tab/>&gt;&gt; </text:span><text:span text:style-name="T22">n</text:span><text:span text:style-name="T19"> = </text:span><text:span text:style-name="T22">[0:99]</text:span><text:span text:style-name="T19">; %</text:span><text:span text:style-name="T22">100 values</text:span></text:p>
      <text:p text:style-name="P13"><text:span text:style-name="T9">Calculate: x[n] = </text:span><text:span text:style-name="T12">cos(n^2)*sin(2*pi*n/5)*u[n]</text:span></text:p>
      <text:p text:style-name="P31"><text:tab/>&gt;&gt; <text:span text:style-name="T22">x = cos(n.^2).*sin(2*pi.*n/5).*(n &gt;=0)</text:span></text:p>
      <text:p text:style-name="P24"><text:span text:style-name="T10">Calculate h[n] = </text:span><text:span text:style-name="T13">(0.9)^n * (u[n] - u[n-10])</text:span></text:p>
      <text:p text:style-name="P31"><text:tab/>&gt;&gt; <text:span text:style-name="T23">h = (0.9).^(n) .*((n&gt;=0) - ((n-10)&gt;=0));</text:span></text:p>
      <text:p text:style-name="P24"><text:span text:style-name="T25">Separate the Values of x and n to two different segmetns</text:span><text:span text:style-name="T20">:</text:span></text:p>
      <text:p text:style-name="P21"><text:span text:style-name="T16"><text:tab/></text:span><text:span text:style-name="T20">&gt;&gt; </text:span><text:span text:style-name="T25">x0 = x(1:L);</text:span></text:p>
      <text:p text:style-name="P21"><text:span text:style-name="T16"><text:tab/></text:span><text:span text:style-name="T20">&gt;&gt; </text:span><text:span text:style-name="T25">x1 = x(L+1:2*L);</text:span></text:p>
      <text:p text:style-name="P21"><text:span text:style-name="T25"></text:span><text:span text:style-name="T16"><text:tab/></text:span><text:span text:style-name="T20">&gt;&gt; </text:span><text:span text:style-name="T25">n0 = n(1:L);</text:span></text:p>
      <text:p text:style-name="P21"><text:span text:style-name="T16"><text:tab/></text:span><text:span text:style-name="T20">&gt;&gt; </text:span><text:span text:style-name="T25">n1 = n(L+1:2*L);</text:span></text:p>
      <text:p text:style-name="P25"><text:span text:style-name="T28">find the convolution of each seperate part and add them together</text:span></text:p>
      <text:p text:style-name="P32"><text:span text:style-name="T26"><text:tab/></text:span><text:span text:style-name="T27">&gt;&gt; </text:span><text:span text:style-name="T28">y0 = conv(h,x0);</text:span></text:p>
      <text:p text:style-name="P32"><text:span text:style-name="T26"><text:tab/></text:span><text:span text:style-name="T27">&gt;&gt; </text:span><text:span text:style-name="T28">ny0 = n0(1): (n0(end)*2+L);</text:span></text:p>
      <text:p text:style-name="P32"><text:span text:style-name="T28"></text:span><text:span text:style-name="T26"><text:tab/></text:span><text:span text:style-name="T27">&gt;&gt; </text:span><text:span text:style-name="T28">y1 = conv(h,x1);</text:span></text:p>
      <text:p text:style-name="P32"><text:span text:style-name="T26"><text:tab/></text:span><text:span text:style-name="T27">&gt;&gt; </text:span><text:span text:style-name="T28">ny1 = n1(1): (n1(end)*2);</text:span></text:p>
      <text:p text:style-name="P32"><text:span text:style-name="T26"><text:tab/></text:span><text:span text:style-name="T27">&gt;&gt; </text:span><text:span text:style-name="T28">nyy = ny0(1)*2: ny1(end);</text:span></text:p>
      <text:p text:style-name="P32"><text:span text:style-name="T26"><text:tab/></text:span><text:span text:style-name="T27">&gt;&gt; </text:span><text:span text:style-name="T28">yy = zeros(1, length(nyy));</text:span></text:p>
      <text:p text:style-name="P25"><text:span text:style-name="T28">Now you go through and add all the data together</text:span></text:p>
      <text:p text:style-name="P25"><text:span text:style-name="T28">For look for the code to add after each other</text:span></text:p>
      <text:p text:style-name="output"><text:span text:style-name="T30">for i = 1: length(yy)</text:span></text:p>
      <text:p text:style-name="output"><text:span text:style-name="T30">if(i &lt;= L)</text:span></text:p>
      <text:p text:style-name="output"><text:span text:style-name="T30"><text:tab/>yy(i) = y0(i);</text:span></text:p>
      <text:p text:style-name="output"><text:span text:style-name="T30">else</text:span></text:p>
      <text:p text:style-name="output"><text:span text:style-name="T30"><text:tab/>if(i &lt; length(y0))</text:span></text:p>
      <text:p text:style-name="output"><text:span text:style-name="T30"><text:tab/><text:tab/>yy(i) = y0(i) + y1(i-L);</text:span></text:p>
      <text:p text:style-name="output"><text:span text:style-name="T30"><text:tab/>else</text:span></text:p>
      <text:p text:style-name="output"><text:span text:style-name="T30"><text:tab/><text:tab/>yy(i) = y1(i-L);</text:span></text:p>
      <text:p text:style-name="output"><text:span text:style-name="T30"><text:tab/>end</text:span></text:p>
      <text:p text:style-name="output"><text:span text:style-name="T30">end</text:span></text:p>
      <text:p text:style-name="output"><text:span text:style-name="T30">end</text:span></text:p>
      <text:p text:style-name="P25"><text:span text:style-name="T28">Plot with the </text:span><text:span text:style-name="T29">trimmed</text:span><text:span text:style-name="T28"> graph same as 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Linux Libertine Slanted" svg:font-family="'Linux Libertine Slant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put" style:family="paragraph" style:parent-style-name="Standard">
      <style:text-properties fo:font-style="italic" style:font-style-asian="italic" style:font-style-complex="italic"/>
    </style:style>
    <style:style style:name="output" style:family="paragraph" style:parent-style-name="Standard">
      <style:text-properties style:font-name="DejaVu Sans Light" fo:font-style="normal" fo:font-weight="normal" officeooo:rsid="000ff82e" style:font-style-asian="normal" style:font-weight-asian="normal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0c280a"/>
    </style:style>
    <style:style style:name="MP2" style:family="paragraph" style:parent-style-name="Standard">
      <style:paragraph-properties fo:text-align="center" style:justify-single-word="false"/>
      <style:text-properties officeooo:paragraph-rsid="000c280a"/>
    </style:style>
    <style:style style:name="MP3" style:family="paragraph" style:parent-style-name="Standard">
      <style:paragraph-properties fo:text-align="center" style:justify-single-word="false"/>
      <style:text-properties officeooo:paragraph-rsid="000e7455"/>
    </style:style>
    <style:style style:name="MT1" style:family="text">
      <style:text-properties officeooo:rsid="000c280a"/>
    </style:style>
    <style:style style:name="MT2" style:family="text">
      <style:text-properties officeooo:rsid="000e7455"/>
    </style:style>
    <style:style style:name="MSect1" style:family="section">
      <style:section-properties text:dont-balance-text-columns="false" style:editable="false">
        <style:columns fo:column-count="3">
          <style:column style:rel-width="1498*" fo:start-indent="0in" fo:end-indent="0.0189in"/>
          <style:column style:rel-width="6498*" fo:start-indent="0.0189in" fo:end-indent="0.0382in"/>
          <style:column style:rel-width="1642*" fo:start-indent="0.0382in" fo:end-indent="0in"/>
        </style:columns>
      </style:section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<text:span text:style-name="MT1">Daniel Noyes</text:span></text:p>
          <text:p text:style-name="MP2"><text:span text:style-name="MT1">Part 1: Buck, Daniel, &amp; Singer, Project 2.7, parts (a)–(e).</text:span></text:p>
          <text:p text:style-name="MP3"><text:span text:style-name="MT2">Page </text:span><text:span text:style-name="MT2"><text:page-number text:select-page="current">2</text:page-number></text:span><text:span text:style-name="MT2">/</text:span><text:span text:style-name="MT2"><text:page-count>2</text:page-count></text:span></text:p>
        </text:sectio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9:50:23</meta:creation-date>
    <dc:date>2013-10-09T20:35:44</dc:date>
    <meta:editing-duration>PT12M25S</meta:editing-duration>
    <meta:editing-cycles>6</meta:editing-cycles>
    <meta:generator>LibreOffice/4.0.4.2$Linux_X86_64 LibreOffice_project/400m0$Build-2</meta:generator>
    <meta:document-statistic meta:table-count="0" meta:image-count="0" meta:object-count="0" meta:page-count="2" meta:paragraph-count="86" meta:word-count="495" meta:character-count="2556" meta:non-whitespace-character-count="2071"/>
  </office:meta>
</office:document-meta>
</file>